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text-line-through-style="solid" fo:font-style="normal" style:text-underline-style="none" style:font-style-asian="normal" style:font-style-complex="normal"/>
    </style:style>
    <style:style style:name="T5" style:family="text">
      <style:text-properties style:text-line-through-style="none" fo:font-style="normal" style:text-underline-style="none" style:font-style-asian="normal" style:font-style-complex="normal"/>
    </style:style>
    <style:style style:name="T6" style:family="text">
      <style:text-properties style:text-line-through-style="none" style:font-name="Times New Roman1" fo:font-style="normal" style:text-underline-style="none" style:font-style-asian="normal" style:font-style-complex="normal"/>
    </style:style>
    <style:style style:name="T7" style:family="text">
      <style:text-properties style:text-line-through-style="none" style:font-name="Times New Roman" fo:font-style="normal" style:text-underline-style="none" style:font-style-asian="normal" style:font-style-complex="normal"/>
    </style:style>
    <style:style style:name="T8" style:family="text">
      <style:text-properties style:font-name="Times New Roman"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1</text:p>
      <text:p text:style-name="P2">Hebrew Date<text:tab/><text:tab/><text:tab/><text:tab/><text:tab/>5651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,/</text:p>
      <text:p text:style-name="P5">Philadelphia,<text:tab/><text:tab/><text:span text:style-name="T1">/</text:span></text:p>
      <text:p text:style-name="P8"/>
      <text:p text:style-name="P4">[Front Cover]</text:p>
      <text:p text:style-name="P10">For the Penitential Sabbath/</text:p>
      <text:p text:style-name="P10">[Hebrew]/</text:p>
      <text:p text:style-name="P10"/>
      <text:p text:style-name="P4">[Page 1]</text:p>
      <text:p text:style-name="P4">Brethren./</text:p>
      <text:p text:style-name="P6"><text:span text:style-name="T1">The book called in Hebrew </text:span><text:span text:style-name="T2">Aboth</text:span><text:span text:style-name="T3">, and styled in English/ with striking fitness "the ethics of the fathers," contains a sentence,/ which is our duty to keep in mind always, but most es-/-pecially at this solemn period of our year, devoted to a/ reflection of our past conduct, ans to wholesome prepa-/-rations for our future course, while destined to dwell upon/ earth. <text:s/>For to that end were the [Hebrew] the ten penitential days instituted. <text:s/>The sentence to which I have reference reads so in the original: [Hebrew]/ meaning, thou wilt be </text:span><text:span text:style-name="T2">compelled</text:span><text:span text:style-name="T3"> to stand for judgment/ before the Supreme King of Kings, the Almighty,--a/ Rabbinical saying which agrees precisely with the closing verse/ </text:span><text:span text:style-name="T4">of the book</text:span><text:span text:style-name="T5"> of Ecclesiastes [Hebrew]/ [Hebrew] that is; every deed God will bring/ before His tribunal with every thing hidden, whether good/ or </text:span><text:span text:style-name="T4">evil</text:span><text:span text:style-name="T5"> bad. <text:s/>On Rosh Hashanah I cited the/ parting caution of the archprophet, with a view/ to prove that the government of the world is un-/-der the immediate </text:span><text:soft-page-break/><text:span text:style-name="T5">supervision of a Sovereign Lord,/ both in its entirety, viz, according to nationalities, and/ in its component parts, or according to individuals./</text:span></text:p>
      <text:p text:style-name="P11"/>
      <text:p text:style-name="P11">[Page 2]</text:p>
      <text:p text:style-name="P6"><text:span text:style-name="T5">I designed to show that the idea of a ubiquitous/ Providence is vitally essential </text:span><text:span text:style-name="T4">for</text:span><text:span text:style-name="T5"> to the permanence/ of society, and that if the belief of our accounta-/-bility to an Omnipotent Ruler were banished, the/ widest entrance would be opened for all inequities to rush on./ <text:s/>Lying and defrauding, unchastity and brutality/ would stalk abroad unchecked and unabashed. <text:s/>The/ doctrine of our personal responsibility is then not only a great/ truth founded upon the strongest basis--Holy Writ--/but it is the mightiest safeguard against a universal corruption; it is the healthiest moral restraint upon all/ beings endowed with an immortal soul. <text:s/>And as/ the requital of our deeds--though surely given </text:span><text:span text:style-name="T4">also</text:span><text:span text:style-name="T5">/ here below also in a vast measure--is not so visibly perceptible by </text:span><text:span text:style-name="T4">others</text:span><text:span text:style-name="T5"> strangers,/ and it is likely to escape the </text:span><text:span text:style-name="T4">attention</text:span><text:span text:style-name="T5"> notice of our/ own selves who are its recipients, therefore the/ Sages directed our </text:span><text:span text:style-name="T4">minds</text:span><text:span text:style-name="T5"> attention principally to the imperishableness/ of the faculties stirring within us</text:span><text:span text:style-name="T4">; and to</text:span><text:span text:style-name="T5"> They emphasized the inevi-/-tableness of </text:span><text:span text:style-name="T4">their</text:span><text:span text:style-name="T5"> our being called to answer for the/ use made </text:span><text:span text:style-name="T4">there</text:span><text:span text:style-name="T5">of our powers in this world, which they style [Hebrew]/ [Hebrew]--our sphere of action, when summoned to/ a state, which they </text:span><text:span text:style-name="T4">emphatically</text:span><text:span text:style-name="T5"> significantly term [Hebrew]/ the world of retribution./</text:span></text:p>
      <text:p text:style-name="P11"/>
      <text:p text:style-name="P11">[Page 3]</text:p>
      <text:p text:style-name="P7"><text:span text:style-name="T3">Strange</text:span><text:span text:style-name="T5"> Curious as it may seem the train of my thoughts/ while </text:span><text:span text:style-name="T3">mentally</text:span><text:span text:style-name="T5"> pensively following the serious subject of/ our glory or our shame hereafter--a subject which/ the </text:span><text:span text:style-name="T3">penitential</text:span><text:span text:style-name="T5"> days intervening between Rosh Hashanah and Yom Kippur are calculated to suggest--brought/ back to my mind a Biblical narrative recorded in the/ second book of Samuel. <text:s/>You may remember it./ <text:s/>King David, grateful for the </text:span><text:span text:style-name="T3">protection</text:span><text:span text:style-name="T5"> asylum, which some of his/ relatives had </text:span><text:span text:style-name="T3">obtained</text:span><text:span text:style-name="T5"> found in the country of the Ammoni-/-tes, when he himself was fleeing away, without/ a home, form the implacable </text:span><text:span text:style-name="T3">anger</text:span><text:span text:style-name="T5"> enmity of Saul, sent/ ambassadors to condole with the reigning Sovereign/ for the demise of his royal parent</text:span><text:span text:style-name="T3">s</text:span><text:span text:style-name="T5">. <text:s/>But the message of/ kindness was interpreted at the foreign court, as a pre-/-text to spy the land, and ascertain where it could best/ be attacked. <text:s/>Mischievously influenced by his ministers,/ the King of the Ammonites ordered that the Hebrew envoys/ should have their beards shaved on one side of their faces,/ their garments cut short in a most ludicrous manner,/ and be thus exposed to the Jeers and biting jests of all beholders./</text:span></text:p>
      <text:p text:style-name="P11"/>
      <text:p text:style-name="P11">[Page 4]</text:p>
      <text:p text:style-name="P7"><text:span text:style-name="T5">That those men felt overwhelmed with confusion,/ we learn from the circumstance that they refused/ to go back to their </text:span><text:span text:style-name="T3">own</text:span><text:span text:style-name="T5"> private firesides, and much less to/ appear at the King's palace [Hebrew]/ says the text: "the men were greatly ashamed" I fancy/ that they would almost have preferred death to their entering/ the capital in that wretched flight--they, who doubtless/ were notable persons. <text:s/>But what were the feelings/ which David's chosen ambassadors experienced at the thought/ of being made the butt of ridicule, in comparison with/ the confusion which will seize us--if while in a state of defilement </text:span><text:span text:style-name="T3">pollution</text:span><text:span text:style-name="T5">/ we </text:span><text:span text:style-name="T3">were irresistibly forced to stand</text:span><text:span text:style-name="T5"> should be summoned before the Supreme King/ of Kings the Almighty </text:span><text:span text:style-name="T3">Jug</text:span><text:span text:style-name="T5"> Judge; if irresistibly forced/ </text:span><text:span text:style-name="T3">to answer</text:span><text:span text:style-name="T5"> in our actual condition to account for a mission received as creatures gifted/ with intellectual powers and as appointed witnesses of God's/ Unity? <text:s/>For, wrote the Mishnic Sage [Hebrew]/ In spite of our own will, we shall have to show how/ we </text:span><text:span text:style-name="T3">employed</text:span><text:span text:style-name="T5"> did apply our faculties. <text:s/></text:span><text:span text:style-name="T3">We</text:span><text:span text:style-name="T5"> Our characters will be placed/ then in a right light, </text:span><text:span text:style-name="T3">revealing our characters in</text:span><text:span text:style-name="T5"> disclosing their/ real aspect. <text:s/>The spots which we succeeded in conceal-/-ing </text:span><text:span text:style-name="T3">before</text:span><text:span text:style-name="T5"> from human eyes, will be laid bare, and we shall/ stand convicted of </text:span><text:span text:style-name="T3">evil</text:span><text:span text:style-name="T5"> foul deeds often committed./</text:span></text:p>
      <text:p text:style-name="P11"/>
      <text:p text:style-name="P11">[Page 5]</text:p>
      <text:p text:style-name="P7"><text:span text:style-name="T5">Have I </text:span><text:span text:style-name="T3">lived</text:span><text:span text:style-name="T5"> led a double life? <text:s/>The sins of my/ hypocrisy will pass in review before my spiritual/ </text:span><text:soft-page-break/><text:span text:style-name="T5">vision [Hebrew]/ say the Talmudists: At the bar of the highest tri-/-bunal </text:span><text:span text:style-name="T3">there will be</text:span><text:span text:style-name="T5"> a finger will unerringly point</text:span><text:span text:style-name="T3">ing</text:span><text:span text:style-name="T5">/ out our wrong doings and the very time that we be-/-came guilty thereof. <text:s/>"On such a day then, who wast/ considered gentle, gavest vent to thy passions, and/ </text:span><text:span text:style-name="T3">those [?]</text:span><text:span text:style-name="T5"> those whom thou shouldst most care for suffered/ poignant grief. <text:s/>At </text:span><text:span text:style-name="T3">the same</text:span><text:span text:style-name="T5"> such a season/ thou madest public pretense of piety, with a fixed/ determination nevertheless to fall back upon thy evil/ ways. <text:s/>At the same hour when thou hadst a wish/ to appear liberal, thou wouldst begrudge thy nearest/ ones the satisfaction of their very wants." <text:s/>And to all/ of that we shall </text:span><text:span text:style-name="T3">inevitably</text:span><text:span text:style-name="T5"> compulsorily reply "Aye, it is so"./ <text:s/>"I am not the man that the world took me for./ <text:s/>I did not gain my wealth by the strictest pro-/-bity. <text:s/>I have craved for indulgence in wanton plea-/-sures and unjewish practices. <text:s/>I am not innocent/ of having envied men in high places, even though to/ reach up to them I might have had to mount up on heaps of corruption."/</text:span></text:p>
      <text:p text:style-name="P11"/>
      <text:p text:style-name="P7"><text:span text:style-name="T5">[Page 6]<text:line-break/>And those humiliating acknowledgments we shall be con-/-strained to make within hearing of the good and those/ who preceded us in the world of spirits; men and/ women </text:span><text:span text:style-name="T3">whose to enjoy</text:span><text:span text:style-name="T5"> whose favorable opinion </text:span><text:span text:style-name="T3">you so</text:span><text:span text:style-name="T5"> we/ would have </text:span><text:span text:style-name="T3">considered</text:span><text:span text:style-name="T5"> deemed a price to enjoy. <text:s/>Now,/ fellow-Israelites, you may recall the scene at the death/ bed of Rabbi Johanan Ben Zacka</text:span><text:span text:style-name="T6">ï</text:span><text:span text:style-name="T7">. <text:s/>his disciples had/ come to ask for the great teacher's parting blessing./ <text:s/>He said: [Hebrew]./ <text:s/>"May your fear of God </text:span><text:span text:style-name="T8">be like</text:span><text:span text:style-name="T7"> equal your fear of man." <text:s/>Amazed,/ the pupils inquired [Hebrew] "so far and no more?" <text:s/>But the illustrious Sage/ understood human nature. <text:s/>We </text:span><text:span text:style-name="T8">are</text:span><text:span text:style-name="T7"> may be held back from the down-/-ward course of transgressions by the thought that human/ eyes are upon us, but </text:span><text:span text:style-name="T8">not are we</text:span><text:span text:style-name="T7"> we are not so deterred by the belief/ that God is all seeing, and in proportion as the persons/ who</text:span><text:span text:style-name="T8">se looks are rivetted on</text:span><text:span text:style-name="T7"> watch us excell[sic!] in harming or virtue, so/ will be the restraint upon our actions lest we forfeit their esteem. <text:s/>Let us then/ imagine ourselves the observed of all observers in a circle/ of the noblest of beings who trod this earth; patriarchs,/ prophets and Sages. <text:s/>Their looks are rivetted[sic!] upon us, and/ in their presence we are to confess ourselves guilty of vice and irreverence to </text:span><text:span text:style-name="T8">ir</text:span><text:span text:style-name="T7">religion./</text:span></text:p>
      <text:p text:style-name="P7"><text:span text:style-name="T7"/></text:p>
      <text:p text:style-name="P7"><text:span text:style-name="T7">[Page 7]</text:span></text:p>
      <text:p text:style-name="P7"><text:span text:style-name="T7">No shame greater than that, yet we will be brought/ face to face--to use a human phrase--with those whose/ ethereal association </text:span><text:span text:style-name="T8">we may long for in vain</text:span><text:span text:style-name="T7"> might have been our sweetest reward, but/ from which </text:span><text:span text:style-name="T8">we our in</text:span><text:span text:style-name="T7"> wordly[sic!] polluters cut us off. <text:s/></text:span><text:span text:style-name="T8">For so</text:span><text:span text:style-name="T7">/ Not to be gathered to our fathers, or our people, as the/ Scriptures express </text:span><text:span text:style-name="T8">it</text:span><text:span text:style-name="T7"> the joys of immortal life, is </text:span><text:span text:style-name="T8">the</text:span><text:span text:style-name="T7"> knowing grief and </text:span><text:span text:style-name="T8">im-</text:span><text:span text:style-name="T7">/ </text:span><text:span text:style-name="T8">-pure</text:span><text:span text:style-name="T7"> deep confusion. <text:s/>We will look with abhorrence/ upon the years, devoted to hoarding up what could/ not purchase us even an approving smile of the saints/ eternized by </text:span><text:span text:style-name="T8">virtue</text:span><text:span text:style-name="T7"> rectitude [Hebrew], but the past/ </text:span><text:span text:style-name="T8">is</text:span><text:span text:style-name="T7"> will be then irretrievable. <text:s/>It is when possessed of all the/ means to redeem our conduct, that we </text:span><text:span text:style-name="T8">can</text:span><text:span text:style-name="T7"> should/ recover our innocence, washing in the laver of Jewish/ purification. <text:s/>The God of Israel has laid/ it now within our reach. <text:s/>He who holds the threads/ of our existence in His hand, may have beneficently/ </text:span><text:span text:style-name="T8">resolved</text:span><text:span text:style-name="T7"> ordained to lengthen them, and we shall life to rejoice </text:span><text:span text:style-name="T8">over recu</text:span><text:span text:style-name="T7">/ </text:span><text:span text:style-name="T8">our recovery</text:span><text:span text:style-name="T7"> over our recuperation from moral </text:span><text:span text:style-name="T8">diseases,</text:span><text:span text:style-name="T7"> infirmities. <text:s/>Sound/ in spiritual health, we shall </text:span><text:span text:style-name="T8">live to</text:span><text:span text:style-name="T7"> breathe into/ others the breath of the divinity that stirs within us;/ our example and our teachings will bring many/ to righteousness. <text:s/>We shall become god like./</text:span></text:p>
      <text:p text:style-name="P7"><text:span text:style-name="T7"/></text:p>
      <text:p text:style-name="P7"><text:span text:style-name="T7">[Page 8]</text:span></text:p>
      <text:p text:style-name="P7"><text:span text:style-name="T7">Still, should another decree have gone forth, we/ will </text:span><text:span text:style-name="T8">ascend</text:span><text:span text:style-name="T7"> move with a light gait to the spirit-land,/ </text:span><text:span text:style-name="T8">for</text:span><text:span text:style-name="T7"> assured to meet the welcoming host of the noblest,/ glorified in the </text:span><text:span text:style-name="T8">vision</text:span><text:span text:style-name="T7"> contemplation of God, for, where the sincere/ repentant will ascend, the perfect righteous themselves </text:span><text:span text:style-name="T8">will</text:span><text:span text:style-name="T7"> can not/ enter. <text:s/>Oh may this [Hebrew] effect/ our elevation, and Thou O Lord, in whom we trust,/ take us not hence until we have conquered </text:span><text:span text:style-name="T8">all</text:span><text:span text:style-name="T7"> our/ enemies--the passions that mislead us, and the/ fondness of worldly varieties which estrange us from Thee./ <text:s/>May a wealth of virtues be amassed by each of/ Thy </text:span><text:soft-page-break/><text:span text:style-name="T7">supplicants during the year which we have just/ entered, and the blessings of those toward whom we/ will exercise</text:span><text:span text:style-name="T8">d</text:span><text:span text:style-name="T7"> our manly qualities, afford us a foretaste/ of heaven upon earth. <text:s/>Grant O God that the year/ 5651, numerically representing the word [Hebrew] </text:span><text:span text:style-name="T8">yo</text:span><text:span text:style-name="T7">/ "you have seen", cause us to behold the salvation of Thy/ people, when the children of Belial Shah vex them/ no more, and may the banner of freedom wave/ over the oppressed of all nations from one end of/ Thy created world to the uttermost end speedily in our days: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3T15:13:40.22</meta:creation-date>
    <dc:date>2012-06-14T11:56:35.66</dc:date>
    <dc:creator>Penn Libraries</dc:creator>
    <meta:editing-duration>PT01H06M4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838" meta:character-count="11169"/>
  </office:meta>
</office:document-meta>
</file>